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37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35.75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number-columns-repeated="4"/>
          <table:table-cell table:style-name="ce1" office:value-type="string" calcext:value-type="string">
            <text:p>Seconds in normal operation</text:p>
          </table:table-cell>
          <table:table-cell table:style-name="ce1" office:value-type="string" calcext:value-type="string">
            <text:p>Seconds in Deep Sleep</text:p>
          </table:table-cell>
          <table:table-cell table:style-name="ce1" office:value-type="string" calcext:value-type="string">
            <text:p>Average value / mA</text:p>
          </table:table-cell>
          <table:table-cell table:style-name="ce1" office:value-type="string" calcext:value-type="string">
            <text:p>Battery Life / hours</text:p>
          </table:table-cell>
          <table:table-cell table:style-name="ce1" office:value-type="string" calcext:value-type="string">
            <text:p>Battery Life / days</text:p>
          </table:table-cell>
        </table:table-row>
        <table:table-row table:style-name="ro1">
          <table:table-cell table:style-name="ce1" office:value-type="string" calcext:value-type="string">
            <text:p>Power on Deep Sleep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formula="of:=([.E2]*[.$B$3]+[.F2]*[.$B$2])/([.E2]+[.F2])" office:value-type="float" office:value="1.25619834710744" calcext:value-type="float">
            <text:p>1,26</text:p>
          </table:table-cell>
          <table:table-cell table:formula="of:=[.$B$6]/[.G2]" office:value-type="float" office:value="7801.31578947368" calcext:value-type="float">
            <text:p>7.801,32</text:p>
          </table:table-cell>
          <table:table-cell table:formula="of:=[.H2]/24" office:value-type="float" office:value="325.054824561403" calcext:value-type="float">
            <text:p>325,05</text:p>
          </table:table-cell>
        </table:table-row>
        <table:table-row table:style-name="ro1">
          <table:table-cell table:style-name="ce1" office:value-type="string" calcext:value-type="string">
            <text:p>Power on nominal operati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table:formula="of:=([.E3]*[.$B$3]+[.F3]*[.$B$2])/([.E3]+[.F3])" office:value-type="float" office:value="1.03867403314917" calcext:value-type="float">
            <text:p>1,04</text:p>
          </table:table-cell>
          <table:table-cell table:formula="of:=[.$B$6]/[.G3]" office:value-type="float" office:value="9435.10638297872" calcext:value-type="float">
            <text:p>9.435,11</text:p>
          </table:table-cell>
          <table:table-cell table:formula="of:=[.H3]/24" office:value-type="float" office:value="393.129432624113" calcext:value-type="float">
            <text:p>393,13</text:p>
          </table:table-cell>
        </table:table-row>
        <table:table-row table:style-name="ro1">
          <table:table-cell table:style-name="ce1" office:value-type="string" calcext:value-type="string">
            <text:p>Single Battery Siz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mA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([.E4]*[.$B$3]+[.F4]*[.$B$2])/([.E4]+[.F4])" office:value-type="float" office:value="0.929460580912863" calcext:value-type="float">
            <text:p>0,93</text:p>
          </table:table-cell>
          <table:table-cell table:formula="of:=[.$B$6]/[.G4]" office:value-type="float" office:value="10543.75" calcext:value-type="float">
            <text:p>10.543,75</text:p>
          </table:table-cell>
          <table:table-cell table:formula="of:=[.H4]/24" office:value-type="float" office:value="439.322916666667" calcext:value-type="float">
            <text:p>439,32</text:p>
          </table:table-cell>
        </table:table-row>
        <table:table-row table:style-name="ro1">
          <table:table-cell table:style-name="ce1" office:value-type="string" calcext:value-type="string">
            <text:p>Num of batter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formula="of:=([.E5]*[.$B$3]+[.F5]*[.$B$2])/([.E5]+[.F5])" office:value-type="float" office:value="0.863787375415282" calcext:value-type="float">
            <text:p>0,86</text:p>
          </table:table-cell>
          <table:table-cell table:formula="of:=[.$B$6]/[.G5]" office:value-type="float" office:value="11345.3846153846" calcext:value-type="float">
            <text:p>11.345,38</text:p>
          </table:table-cell>
          <table:table-cell table:formula="of:=[.H5]/24" office:value-type="float" office:value="472.724358974359" calcext:value-type="float">
            <text:p>472,72</text:p>
          </table:table-cell>
        </table:table-row>
        <table:table-row table:style-name="ro1">
          <table:table-cell table:style-name="ce1" office:value-type="string" calcext:value-type="string">
            <text:p>Total Battery Size</text:p>
          </table:table-cell>
          <table:table-cell table:formula="of:=[.B4]*[.B5]" office:value-type="float" office:value="9800" calcext:value-type="float">
            <text:p>9800</text:p>
          </table:table-cell>
          <table:table-cell office:value-type="string" calcext:value-type="string">
            <text:p>mA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table:formula="of:=([.E6]*[.$B$3]+[.F6]*[.$B$2])/([.E6]+[.F6])" office:value-type="float" office:value="0.81994459833795" calcext:value-type="float">
            <text:p>0,82</text:p>
          </table:table-cell>
          <table:table-cell table:formula="of:=[.$B$6]/[.G6]" office:value-type="float" office:value="11952.027027027" calcext:value-type="float">
            <text:p>11.952,03</text:p>
          </table:table-cell>
          <table:table-cell table:formula="of:=[.H6]/24" office:value-type="float" office:value="498.001126126126" calcext:value-type="float">
            <text:p>498,0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table:formula="of:=([.E7]*[.$B$3]+[.F7]*[.$B$2])/([.E7]+[.F7])" office:value-type="float" office:value="1.9016393442623" calcext:value-type="float">
            <text:p>1,90</text:p>
          </table:table-cell>
          <table:table-cell table:formula="of:=[.$B$6]/[.G7]" office:value-type="float" office:value="5153.44827586207" calcext:value-type="float">
            <text:p>5.153,45</text:p>
          </table:table-cell>
          <table:table-cell table:formula="of:=[.H7]/24" office:value-type="float" office:value="214.727011494253" calcext:value-type="float">
            <text:p>214,73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formula="of:=([.E8]*[.$B$3]+[.F8]*[.$B$2])/([.E8]+[.F8])" office:value-type="float" office:value="1.47252747252747" calcext:value-type="float">
            <text:p>1,47</text:p>
          </table:table-cell>
          <table:table-cell table:formula="of:=[.$B$6]/[.G8]" office:value-type="float" office:value="6655.22388059701" calcext:value-type="float">
            <text:p>6.655,22</text:p>
          </table:table-cell>
          <table:table-cell table:formula="of:=[.H8]/24" office:value-type="float" office:value="277.300995024876" calcext:value-type="float">
            <text:p>277,3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formula="of:=([.E9]*[.$B$3]+[.F9]*[.$B$2])/([.E9]+[.F9])" office:value-type="float" office:value="1.25619834710744" calcext:value-type="float">
            <text:p>1,26</text:p>
          </table:table-cell>
          <table:table-cell table:formula="of:=[.$B$6]/[.G9]" office:value-type="float" office:value="7801.31578947368" calcext:value-type="float">
            <text:p>7.801,32</text:p>
          </table:table-cell>
          <table:table-cell table:formula="of:=[.H9]/24" office:value-type="float" office:value="325.054824561403" calcext:value-type="float">
            <text:p>325,05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table:formula="of:=([.E10]*[.$B$3]+[.F10]*[.$B$2])/([.E10]+[.F10])" office:value-type="float" office:value="1.12582781456954" calcext:value-type="float">
            <text:p>1,13</text:p>
          </table:table-cell>
          <table:table-cell table:formula="of:=[.$B$6]/[.G10]" office:value-type="float" office:value="8704.70588235294" calcext:value-type="float">
            <text:p>8.704,71</text:p>
          </table:table-cell>
          <table:table-cell table:formula="of:=[.H10]/24" office:value-type="float" office:value="362.696078431373" calcext:value-type="float">
            <text:p>362,7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table:formula="of:=([.E11]*[.$B$3]+[.F11]*[.$B$2])/([.E11]+[.F11])" office:value-type="float" office:value="1.03867403314917" calcext:value-type="float">
            <text:p>1,04</text:p>
          </table:table-cell>
          <table:table-cell table:formula="of:=[.$B$6]/[.G11]" office:value-type="float" office:value="9435.10638297872" calcext:value-type="float">
            <text:p>9.435,11</text:p>
          </table:table-cell>
          <table:table-cell table:formula="of:=[.H11]/24" office:value-type="float" office:value="393.129432624113" calcext:value-type="float">
            <text:p>393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0:01:09.893000000</meta:creation-date>
    <dc:date>2021-04-11T20:10:03.720000000</dc:date>
    <meta:editing-duration>PT8M56S</meta:editing-duration>
    <meta:editing-cycles>2</meta:editing-cycles>
    <meta:generator>LibreOffice/6.1.3.2$Windows_X86_64 LibreOffice_project/86daf60bf00efa86ad547e59e09d6bb77c699acb</meta:generator>
    <meta:document-statistic meta:table-count="1" meta:cell-count="70" meta:object-count="0"/>
  </office:meta>
</office:document-meta>
</file>